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ca5e7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6pt" fo:font-weight="bold" officeooo:rsid="001ca5e7" officeooo:paragraph-rsid="001ca5e7" style:font-size-asian="26pt" style:font-weight-asian="bold" style:font-size-complex="26pt" style:font-weight-complex="bold"/>
    </style:style>
    <style:style style:name="T1" style:family="text">
      <style:text-properties fo:font-variant="normal" fo:text-transform="none" fo:color="#333333" fo:letter-spacing="normal"/>
    </style:style>
    <style:style style:name="T2" style:family="text">
      <style:text-properties fo:font-variant="normal" fo:text-transform="none" fo:color="#333333" style:font-name="Times New Roman" fo:font-size="14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Cups – listar estado do spooler - 15/07/21</text:span></text:p>
      <text:p text:style-name="P2"><text:span text:style-name="T2"/></text:p>
      <text:p text:style-name="P2"><text:span text:style-name="T2">lpstat -l -o </text:span></text:p>
      <text:p text:style-name="P1"><text:span text:style-name="T2"/></text:p>
      <text:p text:style-name="P1"><text:span text:style-name="T2"/></text:p>
      <text:p text:style-name="P1"><text:span text:style-name="T2">douglas@douglas-Inspiron-5548:~$ lpstat -l -o</text:span></text:p>
      <text:p text:style-name="P1"><text:span text:style-name="T2">EPSON-DOUGLAS-304 <text:s text:c="6"/>douglas <text:s text:c="9"/>65536 <text:s text:c="2"/>qui 15 jul 2021 15:03:41</text:span></text:p>
      <text:p text:style-name="P1"><text:span text:style-name="T2"><text:tab/>Estado: Printing page 1, 62%</text:span></text:p>
      <text:p text:style-name="P1"><text:span text:style-name="T2"><text:tab/>Alertas: job-printing</text:span></text:p>
      <text:p text:style-name="P1"><text:span text:style-name="T2"><text:tab/>na fila de EPSON-DOUGLAS</text:span></text:p>
      <text:p text:style-name="P1"><text:span text:style-name="T2">douglas@douglas-Inspiron-5548:~$ lpstat -l -o</text:span></text:p>
      <text:p text:style-name="P1"><text:span text:style-name="T2">EPSON-DOUGLAS-304 <text:s text:c="6"/>douglas <text:s text:c="9"/>65536 <text:s text:c="2"/>qui 15 jul 2021 15:03:41</text:span></text:p>
      <text:p text:style-name="P1"><text:span text:style-name="T2"><text:tab/>Estado: Printing page 1, 65%</text:span></text:p>
      <text:p text:style-name="P1"><text:span text:style-name="T2"><text:tab/>Alertas: job-printing</text:span></text:p>
      <text:p text:style-name="P1"><text:span text:style-name="T2"><text:tab/>na fila de EPSON-DOUGLAS</text:span></text:p>
      <text:p text:style-name="P1"><text:span text:style-name="T2">douglas@douglas-Inspiron-5548:~$ lpstat -l -o</text:span></text:p>
      <text:p text:style-name="P1"><text:span text:style-name="T2">EPSON-DOUGLAS-304 <text:s text:c="6"/>douglas <text:s text:c="9"/>65536 <text:s text:c="2"/>qui 15 jul 2021 15:03:41</text:span></text:p>
      <text:p text:style-name="P1"><text:span text:style-name="T2"><text:tab/>Estado: Printing page 1, 67%</text:span></text:p>
      <text:p text:style-name="P1"><text:span text:style-name="T2"><text:tab/>Alertas: job-printing</text:span></text:p>
      <text:p text:style-name="P1"><text:span text:style-name="T2"><text:tab/>na fila de EPSON-DOUGLAS</text:span></text:p>
      <text:p text:style-name="P1"><text:span text:style-name="T2">douglas@douglas-Inspiron-5548:~$ lpstat -l -o</text:span></text:p>
      <text:p text:style-name="P1"><text:span text:style-name="T2">EPSON-DOUGLAS-304 <text:s text:c="6"/>douglas <text:s text:c="9"/>65536 <text:s text:c="2"/>qui 15 jul 2021 15:03:41</text:span></text:p>
      <text:p text:style-name="P1"><text:span text:style-name="T2"><text:tab/>Estado: Printing page 1, 67%</text:span></text:p>
      <text:p text:style-name="P1"><text:span text:style-name="T2"><text:tab/>Alertas: job-printing</text:span></text:p>
      <text:p text:style-name="P1"><text:span text:style-name="T2"><text:tab/>na fila de EPSON-DOUGLAS</text:span></text:p>
      <text:p text:style-name="P1"><text:span text:style-name="T2">douglas@douglas-Inspiron-5548:~$ lpstat -l -o</text:span></text:p>
      <text:p text:style-name="P1"><text:span text:style-name="T2">EPSON-DOUGLAS-304 <text:s text:c="6"/>douglas <text:s text:c="9"/>65536 <text:s text:c="2"/>qui 15 jul 2021 15:03:41</text:span></text:p>
      <text:p text:style-name="P1"><text:span text:style-name="T2"><text:tab/>Estado: Printing page 1, 69%</text:span></text:p>
      <text:p text:style-name="P1"><text:span text:style-name="T2"><text:tab/>Alertas: job-printing</text:span></text:p>
      <text:p text:style-name="P1"><text:span text:style-name="T2"><text:tab/>na fila de EPSON-DOUGLAS</text:span></text:p>
      <text:p text:style-name="P1"><text:span text:style-name="T2">douglas@douglas-Inspiron-5548:~$ lpstat -l -o</text:span></text:p>
      <text:p text:style-name="P1"><text:span text:style-name="T2">EPSON-DOUGLAS-304 <text:s text:c="6"/>douglas <text:s text:c="9"/>65536 <text:s text:c="2"/>qui 15 jul 2021 15:03:41</text:span></text:p>
      <text:p text:style-name="P1"><text:span text:style-name="T2"><text:tab/>Estado: Rendering completed</text:span></text:p>
      <text:p text:style-name="P1"><text:span text:style-name="T2"><text:tab/>Alertas: job-printing</text:span></text:p>
      <text:p text:style-name="P1"><text:span text:style-name="T2"><text:tab/>na fila de EPSON-DOUGLA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15:05:01.442344770</meta:creation-date>
    <dc:date>2021-07-15T15:06:03.159049371</dc:date>
    <meta:editing-duration>PT1M2S</meta:editing-duration>
    <meta:editing-cycles>1</meta:editing-cycles>
    <meta:document-statistic meta:table-count="0" meta:image-count="0" meta:object-count="0" meta:page-count="1" meta:paragraph-count="32" meta:word-count="146" meta:character-count="1218" meta:non-whitespace-character-count="982"/>
    <meta:generator>LibreOffice/6.4.7.2$Linux_X86_64 LibreOffice_project/40$Build-2</meta:generator>
  </office:meta>
</office:document-meta>
</file>